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bc153" officeooo:paragraph-rsid="007bc153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de3e2" officeooo:paragraph-rsid="007de3e2" style:font-size-asian="12pt" style:font-weight-asian="normal" style:font-name-complex="DejaVu Sans Condensed2" style:font-size-complex="12pt" style:font-weight-complex="normal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ed49a" officeooo:paragraph-rsid="007ed49a" style:font-size-asian="12pt" style:font-weight-asian="normal" style:font-name-complex="DejaVu Sans Condensed2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44707e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rsid="0079d9d2" officeooo:paragraph-rsid="0079d9d2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6bfb82" officeooo:paragraph-rsid="006bfb82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81ec3d" officeooo:paragraph-rsid="0081ec3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6bfb82"/>
    </style:style>
    <style:style style:name="P20" style:family="paragraph" style:parent-style-name="Standard" style:list-style-name="L2">
      <style:text-properties officeooo:paragraph-rsid="003148d5"/>
    </style:style>
    <style:style style:name="P21" style:family="paragraph" style:parent-style-name="Standard" style:list-style-name="L2">
      <style:text-properties officeooo:paragraph-rsid="007bc153"/>
    </style:style>
    <style:style style:name="P22" style:family="paragraph" style:parent-style-name="Standard" style:list-style-name="L2">
      <style:text-properties officeooo:paragraph-rsid="005d267d"/>
    </style:style>
    <style:style style:name="P23" style:family="paragraph" style:parent-style-name="Standard" style:list-style-name="L2">
      <style:text-properties officeooo:paragraph-rsid="00638bb1"/>
    </style:style>
    <style:style style:name="P24" style:family="paragraph" style:parent-style-name="Standard" style:list-style-name="L2">
      <style:text-properties officeooo:paragraph-rsid="00677460"/>
    </style:style>
    <style:style style:name="P25" style:family="paragraph" style:parent-style-name="Standard" style:list-style-name="L2">
      <style:text-properties officeooo:paragraph-rsid="007b0a37"/>
    </style:style>
    <style:style style:name="P26" style:family="paragraph" style:parent-style-name="Standard" style:list-style-name="L2">
      <style:text-properties officeooo:paragraph-rsid="0061b262"/>
    </style:style>
    <style:style style:name="P27" style:family="paragraph" style:parent-style-name="Standard" style:list-style-name="L2">
      <style:text-properties officeooo:rsid="007bc153" officeooo:paragraph-rsid="007de3e2"/>
    </style:style>
    <style:style style:name="P28" style:family="paragraph" style:parent-style-name="Standard" style:list-style-name="L2">
      <style:text-properties officeooo:rsid="007ed49a" officeooo:paragraph-rsid="007ed4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707e" style:font-weight-asian="bold" style:font-weight-complex="bold"/>
    </style:style>
    <style:style style:name="T3" style:family="text">
      <style:text-properties fo:font-weight="bold" officeooo:rsid="00455108" style:font-weight-asian="bold" style:font-weight-complex="bold"/>
    </style:style>
    <style:style style:name="T4" style:family="text">
      <style:text-properties fo:font-weight="bold" officeooo:rsid="006b025b" style:font-weight-asian="bold" style:font-weight-complex="bold"/>
    </style:style>
    <style:style style:name="T5" style:family="text">
      <style:text-properties fo:font-weight="bold" officeooo:rsid="006a6890" style:font-weight-asian="bold" style:font-weight-complex="bold"/>
    </style:style>
    <style:style style:name="T6" style:family="text">
      <style:text-properties officeooo:rsid="0044707e"/>
    </style:style>
    <style:style style:name="T7" style:family="text">
      <style:text-properties officeooo:rsid="0057a5e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4707e" style:font-weight-asian="normal" style:font-weight-complex="normal"/>
    </style:style>
    <style:style style:name="T10" style:family="text">
      <style:text-properties fo:font-weight="normal" officeooo:rsid="00455108" style:font-weight-asian="normal" style:font-weight-complex="normal"/>
    </style:style>
    <style:style style:name="T11" style:family="text">
      <style:text-properties fo:font-weight="normal" officeooo:rsid="006a6890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61b262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6050a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59be8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38bb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6bfb82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7b0a37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7b546c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7bc15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bc153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70b17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7de3e2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8064ac" style:font-size-asian="12pt" style:font-weight-asian="normal" style:font-name-complex="DejaVu Sans Condensed2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e6ff4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bfb82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79d9d2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37" style:family="text">
      <style:text-properties officeooo:rsid="006a6890"/>
    </style:style>
    <style:style style:name="T38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79d9d2" style:font-size-asian="12pt" style:font-weight-asian="bold" style:font-size-complex="12pt" style:font-weight-complex="bold"/>
    </style:style>
    <style:style style:name="T47" style:family="text">
      <style:text-properties officeooo:rsid="007bc153"/>
    </style:style>
    <style:style style:name="T48" style:family="text">
      <style:text-properties officeooo:rsid="0081ec3d"/>
    </style:style>
    <style:style style:name="T49" style:family="text">
      <style:text-properties fo:color="#c9211e" loext:opacity="100%" style:text-line-through-style="none" style:text-line-through-type="none" style:font-name="DejaVu Sans Condensed1" fo:font-size="12pt" fo:font-weight="bold" officeooo:rsid="0081ec3d" style:font-size-asian="12pt" style:font-weight-asian="bold" style:font-size-complex="12pt" style:font-weight-complex="bold"/>
    </style:style>
    <style:style style:name="T50" style:family="text">
      <style:text-properties fo:color="#c9211e" loext:opacity="100%" style:text-line-through-style="none" style:text-line-through-type="none" style:font-name="DejaVu Sans Condensed1" fo:font-size="12pt" fo:font-weight="bold" officeooo:rsid="007bc153" style:font-size-asian="12pt" style:font-weight-asian="bold" style:font-size-complex="12pt" style:font-weight-complex="bold"/>
    </style:style>
    <style:style style:name="T51" style:family="text">
      <style:text-properties fo:color="#c9211e" loext:opacity="100%" style:text-line-through-style="none" style:text-line-through-type="none" style:font-name="DejaVu Sans Condensed1" fo:font-size="12pt" fo:font-weight="bold" officeooo:rsid="0061b262" style:font-size-asian="12pt" style:font-weight-asian="bold" style:font-size-complex="12pt" style:font-weight-complex="bold"/>
    </style:style>
    <style:style style:name="T52" style:family="text">
      <style:text-properties fo:color="#c9211e" loext:opacity="100%" style:text-line-through-style="none" style:text-line-through-type="none" style:font-name="DejaVu Sans Condensed1" fo:font-size="12pt" fo:font-weight="bold" officeooo:rsid="00831b9e" style:font-size-asian="12pt" style:font-weight-asian="bold" style:font-size-complex="12pt" style:font-weight-complex="bold"/>
    </style:style>
    <style:style style:name="T53" style:family="text">
      <style:text-properties officeooo:rsid="00831b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6">2</text:span><text:span text:style-name="T38">0</text:span><text:span text:style-name="T46">2</text:span><text:span text:style-name="T39"> - </text:span><text:span text:style-name="T46">Ground </text:span><text:span text:style-name="T40">- </text:span><text:span text:style-name="T41">Pre</text:span><text:span text:style-name="T42">f</text:span><text:span text:style-name="T43">light</text:span><text:span text:style-name="T46">,</text:span><text:span text:style-name="T44"> </text:span><text:span text:style-name="T45">Performance Limits</text:span></text:p>
      <text:p text:style-name="P4"/>
      <text:p text:style-name="P4"><text:span text:style-name="T6">Preflight</text:span> (<text:span text:style-name="T6">after cold start or from </text:span>hot start)</text:p>
      <text:list xml:id="list2240442045" text:style-name="L1">
        <text:list-item>
          <text:p text:style-name="P6"><text:span text:style-name="T1">INSTRUMENT</text:span><text:span text:style-name="T4">S</text:span> and <text:span text:style-name="T1">CONSOLES</text:span> lights ... <text:span text:style-name="T1">As desired</text:span> (right console<text:span text:style-name="T37"> forward</text:span>)</text:p>
        </text:list-item>
        <text:list-item>
          <text:p text:style-name="P6"><text:span text:style-name="T1">External lights</text:span> ... <text:span text:style-name="T1">As desired</text:span> (right console<text:span text:style-name="T37"> forward</text:span>)</text:p>
        </text:list-item>
        <text:list-item>
          <text:p text:style-name="P18"><text:span text:style-name="T31">PITOT HEAT button</text:span><text:span text:style-name="T17"> ... </text:span><text:span text:style-name="T32">As needed</text:span><text:span text:style-name="T17"> (left front wall, under gear handle)</text:span></text:p>
        </text:list-item>
        <text:list-item>
          <text:p text:style-name="P18"><text:span text:style-name="T31">ENGINE ANTI-ICE button</text:span><text:span text:style-name="T17"> ... </text:span><text:span text:style-name="T32">As needed</text:span><text:span text:style-name="T17"> (ENGINE panel, left console in front of throttle</text:span></text:p>
        </text:list-item>
        <text:list-item>
          <text:p text:style-name="P14"><text:span text:style-name="T3">R</text:span><text:span text:style-name="T2">adios</text:span><text:span text:style-name="T9"> ... </text:span><text:span text:style-name="T3">As needed</text:span><text:span text:style-name="T10"> (</text:span><text:span text:style-name="T11">see other page for radio tuning)</text:span></text:p>
        </text:list-item>
        <text:list-item>
          <text:p text:style-name="P15"><text:span text:style-name="T5">N</text:span><text:span text:style-name="T1">avigation</text:span><text:span text:style-name="T8"> ... </text:span><text:span text:style-name="T1">As needed</text:span><text:span text:style-name="T8"> (see other page for navigation systems)</text:span></text:p>
        </text:list-item>
        <text:list-item>
          <text:p text:style-name="P19"><text:span text:style-name="T33">S</text:span><text:span text:style-name="T34">moke system</text:span><text:span text:style-name="T35"> (if equipped)</text:span><text:span text:style-name="T34">:</text:span><text:span text:style-name="T18"> </text:span><text:span text:style-name="T34">White Smoke</text:span><text:span text:style-name="T18"> and </text:span><text:span text:style-name="T34">Colour Smoke circuit breakers</text:span><text:span text:style-name="T18"> ... </text:span><text:span text:style-name="T34">IN</text:span><text:span text:style-name="T18"> (left console outboard)</text:span></text:p>
        </text:list-item>
      </text:list>
      <text:p text:style-name="P3"/>
      <text:p text:style-name="P1">Performance limits</text:p>
      <text:list xml:id="list4021309153" text:style-name="L2">
        <text:list-item>
          <text:p text:style-name="P20"><text:span text:style-name="T36">F</text:span><text:span text:style-name="T24">uel: </text:span><text:span text:style-name="T25">3960</text:span><text:span text:style-name="T24"> lbs internal</text:span></text:p>
        </text:list-item>
        <text:list-item>
          <text:p text:style-name="P21"><text:span text:style-name="T25">Fuel flow</text:span><text:span text:style-name="T27"> (sea level, ISA)</text:span></text:p>
          <text:list>
            <text:list-item>
              <text:p text:style-name="P21"><text:span text:style-name="T27">Max continuous:</text:span><text:span text:style-name="T25"> approx </text:span><text:span text:style-name="T27">1580</text:span><text:span text:style-name="T25"> lbs/hr</text:span></text:p>
            </text:list-item>
            <text:list-item>
              <text:p text:style-name="P22"><text:span text:style-name="T27">M</text:span><text:span text:style-name="T26">il power</text:span><text:span text:style-name="T27">:</text:span><text:span text:style-name="T25"> approx </text:span><text:span text:style-name="T27">1680</text:span><text:span text:style-name="T25"> lbs/hr</text:span></text:p>
            </text:list-item>
          </text:list>
        </text:list-item>
        <text:list-item>
          <text:p text:style-name="P27"><text:span text:style-name="T28">E</text:span><text:span text:style-name="T23">ndurance</text:span><text:span text:style-name="T29"> on m</text:span><text:span text:style-name="T23">ax continuous:</text:span></text:p>
          <text:list>
            <text:list-item>
              <text:p text:style-name="P27"><text:span text:style-name="T29">100% fuel: </text:span><text:span text:style-name="T23">2h30m</text:span></text:p>
            </text:list-item>
            <text:list-item>
              <text:p text:style-name="P12">75% fuel: 1h52m</text:p>
            </text:list-item>
            <text:list-item>
              <text:p text:style-name="P13">66% fuel: 1h39m</text:p>
            </text:list-item>
            <text:list-item>
              <text:p text:style-name="P12">50% fuel: <text:s/>1h15m</text:p>
            </text:list-item>
            <text:list-item>
              <text:p text:style-name="P28"><text:span text:style-name="T23">33% fuel: </text:span><text:span text:style-name="T30">0h</text:span><text:span text:style-name="T23">49m</text:span></text:p>
            </text:list-item>
            <text:list-item>
              <text:p text:style-name="P12">25% fuel: 0h37m</text:p>
            </text:list-item>
          </text:list>
        </text:list-item>
        <text:list-item>
          <text:p text:style-name="P23"><text:span text:style-name="T13">TFE731-2-2J</text:span><text:span text:style-name="T12"> </text:span><text:span text:style-name="T16">e</text:span><text:span text:style-name="T12">ngine </text:span><text:span text:style-name="T14">I</text:span><text:span text:style-name="T15">TT</text:span><text:span text:style-name="T14"> (</text:span><text:span text:style-name="T13">Inter-</text:span><text:span text:style-name="T14">Turbine Temperature)</text:span><text:span text:style-name="T12">:</text:span></text:p>
          <text:list>
            <text:list-item>
              <text:p text:style-name="P26"><text:span text:style-name="T49">Takeoff</text:span><text:span text:style-name="T50"> power</text:span><text:span text:style-name="T49"> (5 min)</text:span><text:span text:style-name="T50">: </text:span><text:span text:style-name="T51">8</text:span><text:span text:style-name="T52">6</text:span><text:span text:style-name="T51">0 deg C</text:span></text:p>
            </text:list-item>
            <text:list-item>
              <text:p text:style-name="P17">Mil power (30 mins): 796-832 deg C</text:p>
            </text:list-item>
            <text:list-item>
              <text:p text:style-name="P16"><text:span text:style-name="T47">Max continuous: </text:span>795 deg C</text:p>
            </text:list-item>
          </text:list>
        </text:list-item>
        <text:list-item>
          <text:p text:style-name="P7">Engine oil:</text:p>
          <text:list>
            <text:list-item>
              <text:p text:style-name="P7">30 deg C, minimum</text:p>
            </text:list-item>
            <text:list-item>
              <text:p text:style-name="P7">127 deg C, max up to 30,000 ft</text:p>
            </text:list-item>
            <text:list-item>
              <text:p text:style-name="P7">149 deg C, max for 2 min at any altitude</text:p>
            </text:list-item>
          </text:list>
        </text:list-item>
        <text:list-item>
          <text:p text:style-name="P8">Flaps:</text:p>
          <text:list>
            <text:list-item>
              <text:p text:style-name="P9"><text:span text:style-name="T7">Takeoff</text:span>: <text:span text:style-name="T7">19</text:span>0 kts</text:p>
            </text:list-item>
            <text:list-item>
              <text:p text:style-name="P7">Full: 150 kts</text:p>
            </text:list-item>
          </text:list>
        </text:list-item>
        <text:list-item>
          <text:p text:style-name="P10">Landing <text:span text:style-name="T47">g</text:span>ear:<text:span text:style-name="T47"> </text:span>2<text:span text:style-name="T7">0</text:span>0 kts</text:p>
        </text:list-item>
        <text:list-item>
          <text:p text:style-name="P7">Landing lights: 200 kts</text:p>
        </text:list-item>
        <text:list-item>
          <text:p text:style-name="P7">Zero or negative G flight: 30 sec</text:p>
        </text:list-item>
        <text:list-item>
          <text:p text:style-name="P11">Best climb speed: 215 kts at sea level, subtract 5 kts per 5000 ft</text:p>
        </text:list-item>
        <text:list-item>
          <text:p text:style-name="P24"><text:span text:style-name="T19">Tested max speed at sea level</text:span><text:span text:style-name="T20"> (</text:span><text:span text:style-name="T21">5</text:span><text:span text:style-name="T20">0 ft)</text:span><text:span text:style-name="T19"> in ISA conditions, clean/no pylons:</text:span></text:p>
          <text:list>
            <text:list-item>
              <text:p text:style-name="P25"><text:span text:style-name="T20">Max continuous power: 35</text:span><text:span text:style-name="T21">5</text:span><text:span text:style-name="T20"> kts, Mach 0.54</text:span></text:p>
            </text:list-item>
            <text:list-item>
              <text:p text:style-name="P25"><text:span text:style-name="T20">Full mil power: </text:span><text:span text:style-name="T19">36</text:span><text:span text:style-name="T22">7</text:span><text:span text:style-name="T19"> kts, Mach 0.56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19M29S</meta:editing-duration>
    <meta:editing-cycles>99</meta:editing-cycles>
    <meta:generator>LibreOffice/7.0.3.1$Windows_X86_64 LibreOffice_project/d7547858d014d4cf69878db179d326fc3483e082</meta:generator>
    <dc:date>2022-11-20T11:30:26.286000000</dc:date>
    <meta:document-statistic meta:table-count="0" meta:image-count="0" meta:object-count="0" meta:page-count="1" meta:paragraph-count="39" meta:word-count="285" meta:character-count="1447" meta:non-whitespace-character-count="1236"/>
  </office:meta>
</office:document-meta>
</file>